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B00000360EF76D2E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8cm" svg:height="23.522cm" svg:x="0cm" svg:y="0.078cm">
          <draw:image xlink:href="Pictures/10000000000002CB00000360EF76D2E3.jpg" xlink:type="simple" xlink:show="embed" xlink:actuate="onLoad">
            <text:p/>
          </draw:image>
        </draw:frame>
        <draw:custom-shape draw:style-name="gr2" draw:text-style-name="P2" draw:layer="layout" svg:width="29.2cm" svg:height="4.2cm" svg:x="-1.2cm" svg:y="2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0:24:54.373455916</meta:creation-date>
    <dc:date>2016-10-07T10:28:28.949064476</dc:date>
    <meta:editing-duration>PT1M29S</meta:editing-duration>
    <meta:editing-cycles>2</meta:editing-cycles>
    <meta:generator>LibreOffice/4.2.8.2$Linux_X86_64 LibreOffice_project/420m0$Build-2</meta:generator>
    <meta:document-statistic meta:object-count="25"/>
  </office:meta>
</office:document-meta>
</file>